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4pt" style:font-size-asian="14pt" style:font-size-complex="14pt"/>
    </style:style>
    <style:style style:name="P2" style:family="paragraph" style:parent-style-name="Standard">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margin-left="0cm" fo:margin-right="0cm" fo:margin-top="0cm" fo:margin-bottom="0cm" style:line-height-at-least="0.706cm" fo:text-indent="0cm" style:auto-text-indent="false"/>
      <style:text-properties style:font-name="Calibri" fo:font-size="14pt" style:font-size-asian="14pt" style:font-size-complex="14pt"/>
    </style:style>
    <style:style style:name="P4" style:family="paragraph" style:parent-style-name="Standard" style:master-page-name="">
      <style:paragraph-properties fo:margin-left="0cm" fo:margin-right="0cm" fo:margin-top="0cm" fo:margin-bottom="0cm" style:line-height-at-least="0.706cm" fo:text-indent="0cm" style:auto-text-indent="false" style:page-number="auto"/>
      <style:text-properties style:font-name="Calibri" fo:font-size="14pt" style:font-size-asian="14pt" style:font-size-complex="14pt"/>
    </style:style>
    <style:style style:name="P5" style:family="paragraph" style:parent-style-name="Text_20_body" style:list-style-name="L1"/>
    <style:style style:name="P6" style:family="paragraph" style:parent-style-name="Text_20_body" style:list-style-name="L3"/>
    <style:style style:name="P7" style:family="paragraph" style:parent-style-name="Text_20_body">
      <style:text-properties style:font-name="Calibri"/>
    </style:style>
    <style:style style:name="P8" style:family="paragraph" style:parent-style-name="Text_20_body" style:list-style-name="L2">
      <style:text-properties style:font-name="Calibri"/>
    </style:style>
    <style:style style:name="P9" style:family="paragraph" style:parent-style-name="Text_20_body" style:list-style-name="L1">
      <style:paragraph-properties style:line-height-at-least="0.353cm"/>
    </style:style>
    <style:style style:name="P10" style:family="paragraph" style:parent-style-name="Heading_20_3">
      <style:text-properties style:font-name="Calibri" fo:font-size="14pt" style:font-size-asian="14pt" style:font-size-complex="14pt"/>
    </style:style>
    <style:style style:name="P11" style:family="paragraph" style:parent-style-name="Preformatted_20_Text">
      <style:paragraph-properties fo:margin-top="0cm" fo:margin-bottom="0.499cm" style:writing-mode="lr-tb"/>
    </style:style>
    <style:style style:name="T1" style:family="text">
      <style:text-properties style:font-name="Calibri"/>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22.2026</text:p>
      <text:p text:style-name="P2"/>
      <text:p text:style-name="P4">Wir werden hier nicht alles dokumentieren sondern nur Sachen die die Verständigung der Komplexität ermöglichen. Komplexität in Webgl und Lineare Algebra.</text:p>
      <text:p text:style-name="P3">Die eine Sache die ich einfach nicht verstand: viewModel Matrix ist eigentlich die Kamera-Matrix. Das Wort "Model" in viewModel ist eigentlich falsch. Model-Matrix dreht/ändert das Objekt selbst. Das ist für unser Projekt in diesem Stadium eigentlich unnötig, wenn wir z.B. Einen Cube drehen möchten, so können wir doch einfach von Hand die geänderten Daten eintragen. Jedoch wenn wir mit der Pfeil-Taste das Obejkt drehen möchten so brauchen wir Model-Matrix. Es sei denn, das wir nur ein Objekt haben, so können wir es mit Pfeiltasten drehen alleine mit der view-Matrix. Vielleicht habe ich das damals modelView Matrix genannt, weil wenn nur ein Objekt existiert dann ist Model und View Matrix eigentlich dasselbe.</text:p>
      <text:p text:style-name="P1"/>
      <text:p text:style-name="P1">Kommentar von GPT dazu: </text:p>
      <text:h text:style-name="P10" text:outline-level="3">„Wenn nur ein Objekt existiert, sind Model und View dasselbe“</text:h>
      <text:p text:style-name="Text_20_body"><text:span text:style-name="Strong_20_Emphasis"><text:span text:style-name="T1">Das ist der heikelste Satz.</text:span></text:span></text:p>
      <text:p text:style-name="P7">Korrektur:</text:p>
      <text:list xml:id="list8312123108291523060" text:style-name="L1">
        <text:list-item>
          <text:p text:style-name="P9"><text:span text:style-name="Strong_20_Emphasis"><text:span text:style-name="T1">Sie sind nicht dasselbe</text:span></text:span></text:p>
        </text:list-item>
        <text:list-item>
          <text:p text:style-name="P5"><text:span text:style-name="Strong_20_Emphasis"><text:span text:style-name="T1">sie haben nur denselben Effekt auf das Bild</text:span></text:span></text:p>
        </text:list-item>
      </text:list>
      <text:p text:style-name="P7">Mathematisch:</text:p>
      <text:list xml:id="list867637949457029490" text:style-name="L2">
        <text:list-item>
          <text:p text:style-name="P8">Model-Matrix: Objekt → Welt</text:p>
        </text:list-item>
        <text:list-item>
          <text:p text:style-name="P8">View-Matrix: Welt → Kamera</text:p>
        </text:list-item>
      </text:list>
      <text:p text:style-name="Text_20_body"><text:span text:style-name="T1">Wenn es </text:span><text:span text:style-name="Strong_20_Emphasis"><text:span text:style-name="T1">nur ein Objekt gibt</text:span></text:span><text:span text:style-name="T1">, dann ist:</text:span></text:p>
      <text:p text:style-name="P11"><text:span text:style-name="Source_20_Text"><text:span text:style-name="T1">Bild = Projection * View * Model * v</text:span></text:span></text:p>
      <text:p text:style-name="P7">und du kannst:</text:p>
      <text:list xml:id="list3857112086651085350" text:style-name="L3">
        <text:list-item>
          <text:p text:style-name="P6"><text:span text:style-name="T1">entweder </text:span><text:span text:style-name="Source_20_Text"><text:span text:style-name="T1">Model</text:span></text:span><text:span text:style-name="T1"> ändern</text:span></text:p>
        </text:list-item>
        <text:list-item>
          <text:p text:style-name="P6"><text:span text:style-name="T1">oder </text:span><text:span text:style-name="Source_20_Text"><text:span text:style-name="T1">View</text:span></text:span><text:span text:style-name="T1"> invers ändern</text:span></text:p>
        </text:list-item>
      </text:list>
      <text:p text:style-name="Text_20_body"><text:span text:style-name="Strong_20_Emphasis"><text:span text:style-name="T1">Gleiches Resultat, andere Bedeutung</text:span></text:span></text:p>
      <text:p text:style-name="P7">Das solltest du klar sagen, sonst stolpert dein Zukunfts-Ich drüb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29S</meta:editing-duration>
    <meta:editing-cycles>5</meta:editing-cycles>
    <meta:generator>OpenOffice/4.1.16$Win32 OpenOffice.org_project/4116m3$Build-9816</meta:generator>
    <dc:date>2026-02-06T12:55:12.49</dc:date>
    <dc:creator>Iwan Perepelin</dc:creator>
    <meta:document-statistic meta:table-count="0" meta:image-count="0" meta:object-count="0" meta:page-count="1" meta:paragraph-count="19" meta:word-count="222" meta:character-count="1374"/>
    <meta:user-defined meta:name="Info 1"/>
    <meta:user-defined meta:name="Info 2"/>
    <meta:user-defined meta:name="Info 3"/>
    <meta:user-defined meta:name="Info 4"/>
  </office:meta>
</office:document-meta>
</file>